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language="en" fo:country="US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4" style:family="paragraph" style:parent-style-name="Standard">
      <style:paragraph-properties fo:text-align="start" style:justify-single-word="false"/>
      <style:text-properties style:font-name="Arial" fo:language="en" fo:country="US"/>
    </style:style>
    <style:style style:name="P5" style:family="paragraph" style:parent-style-name="Heading_20_1">
      <style:text-properties fo:font-weight="bold" style:font-weight-asian="bold" style:font-name-complex="Times New Roman1"/>
    </style:style>
    <style:style style:name="P6" style:family="paragraph" style:parent-style-name="Title" style:master-page-name="Standard">
      <style:paragraph-properties style:page-number="auto"/>
      <style:text-properties fo:font-weight="bold" style:font-weight-asian="bold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style:font-name="Arial" fo:language="en" fo:country="US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US" fo:font-weight="bold" style:font-weight-asian="bold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style:font-name="Arial" fo:language="en" fo:country="US" style:font-name-complex="Times New Roman1"/>
    </style:style>
    <style:style style:name="T5" style:family="text">
      <style:text-properties style:font-name="Courier New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VORONOI DIAGRAMS AND DELAUNAY TRIANGULATIONS</text:p>
      <text:p text:style-name="P2"/>
      <text:p text:style-name="P1"><text:span text:style-name="T4">The documentation is available here:</text:span><text:span text:style-name="T2"> </text:span><text:a xlink:type="simple" xlink:href="http://www.cgal.org/"><text:span text:style-name="T4">http://www.cgal.org/</text:span></text:a><text:span text:style-name="T4"> </text:span><text:span text:style-name="T4">then follow the links Package Overview</text:span><text:span text:style-name="T4">/ Triangulations and Delaunay Triangulations / 2D Triangulations / Delaunay triangulations</text:span></text:p>
      <text:p text:style-name="P2">The application is events based, and can insert interactively new points in a Delaunay triangulation.</text:p>
      <text:p text:style-name="P3"><text:span text:style-name="T3">1) </text:span><text:span text:style-name="T3">browse the code of the application, to understand the events mechanism</text:span><text:span text:style-name="T3">. </text:span></text:p>
      <text:p text:style-name="P3"><text:span text:style-name="T3">Remark</text:span><text:span text:style-name="T3">: </text:span><text:span text:style-name="T3">the class </text:span><text:span text:style-name="T3">template </text:span><text:span text:style-name="T3">DT </text:span><text:span text:style-name="T3">(in “dt.h”) </text:span><text:span text:style-name="T3">derives from a Delaunay triangulation class, and has been already enriched with two render methods, and a method that generates random points.</text:span></text:p>
      <text:p text:style-name="P5">WARMUP</text:p>
      <text:p text:style-name="P3"><text:span text:style-name="T3">2) </text:span><text:span text:style-name="T3">Complete the code that displays the edges of the Voronoi diagram.</text:span></text:p>
      <text:p text:style-name="P3"><text:span text:style-name="T3">3) </text:span><text:span text:style-name="T3">Add an option to display in red the edges of the convex hull (without using convex_hull()). Add a keyboard shortcut “C”.</text:span></text:p>
      <text:p text:style-name="P3"><text:span text:style-name="T3">4) </text:span><text:span text:style-name="T3">Enlighten the face hovered by the mouse, using the method locale, and the “mouseMove” event, by drawing an OpenGL primitive of type GL_TRIANGLE.</text:span></text:p>
      <text:p text:style-name="P3"><text:span text:style-name="T3">5) </text:span><text:span text:style-name="T3">(optional) Given a line defined by two points, display the set of faces intersected by the line, using the Line_face_circulator</text:span><text:span text:style-name="T3">.</text:span></text:p>
      <text:p text:style-name="P3"><text:span text:style-name="T3">6) </text:span><text:span text:style-name="T3">Enlighten the vertex nearest to the mouse, using the nearest_vertex method, and the “mouseMove” event.</text:span></text:p>
      <text:p text:style-name="P8">SIMPLIFIED LLOYD ALGORITHM</text:p>
      <text:p text:style-name="P2">The Lloyd algorithm interactively moves the vertices of a Delaunay triangulation to the barycenter of their Voronoi cell.</text:p>
      <text:p text:style-name="P2">7) Compute the barycenters of the Voronoi cells</text:p>
      <text:p text:style-name="P3"><text:span text:style-name="T3">a few advices:</text:span><text:span text:style-name="T1"> </text:span></text:p>
      <text:p text:style-name="P2">First set up a method:</text:p>
      <text:p text:style-name="P4"><text:span text:style-name="T5"><text:tab/>Point centroid_voronoi_cell(Vertex_handle v)<text:line-break/></text:span><text:span text:style-name="T3"><text:line-break/>that circulates of the neighboring faces of v (using Face_circulator) and call dual(Face_handle) if f is finite. S</text:span><text:span text:style-name="T3">i f </text:span><text:span text:style-name="T3">is infinite, then return v-&gt;point(), because the barycenter of the Voronoi cell is not defined.</text:span></text:p>
      <text:p text:style-name="P3"><text:span text:style-name="T3">8) </text:span><text:span text:style-name="T3">Add an option to display the Voronoi cells barycenters</text:span></text:p>
      <text:p text:style-name="P3"><text:span text:style-name="T3">9) </text:span><text:span text:style-name="T3">Implement the lloyd()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editing-cycles>15</meta:editing-cycles>
    <meta:creation-date>2012-10-28T08:36:00</meta:creation-date>
    <dc:date>2015-01-29T10:34:43.01</dc:date>
    <meta:editing-duration>PT4H40M8S</meta:editing-duration>
    <meta:generator>OpenOffice/4.0.1$Win32 OpenOffice.org_project/401m5$Build-9714</meta:generator>
    <meta:document-statistic meta:table-count="0" meta:image-count="0" meta:object-count="0" meta:page-count="1" meta:paragraph-count="19" meta:word-count="268" meta:character-count="17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